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02_07-34-22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2-11-02_01-39-13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2-11-02_07-34-33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2-11-01_20-45-1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2-11-02_12-47-5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1-02_07-34-38_000.jpg</text:p>
          </table:table-cell>
          <table:table-cell table:style-name="ce20" office:value-type="string">
            <text:p>:tome / (lang=ja) / topic=思想 / content=明治の前へ戻る；「日本特色」の変化を進める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tome / (lang=ja) / topic=思想 / content=明治の前へ戻る；「日本特色」の変化を進める">
            <text:p>:tome / (lang=ja) / topic=思想 / content=明治の前へ戻る；「日本特色」の変化を進め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1-02_11-32-01_000.jpg</text:p>
          </table:table-cell>
          <table:table-cell table:style-name="ce20" office:value-type="string">
            <text:p>:m RES 1*1 / free# JVEMV6 83#_18:1 / 83. chemistry / topics=無機化学,w=原子半径,s=~,i=~,other=~,doc=r-1-1~1.2:f-23#L.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1*1 / free# JVEMV6 83#_18:1 / 83. chemistry / topics=無機化学,w=原子半径,s=~,i=~,other=~,doc=r-1-1~1.2:f-23#L.1">
            <text:p>:m RES 1*1 / free# JVEMV6 83#_18:1 / 83. chemistry / topics=無機化学,w=原子半径,s=~,i=~,other=~,doc=r-1-1~1.2:f-23#L.1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02_19-06-48_000.jpg</text:p>
          </table:table-cell>
          <table:table-cell table:style-name="ce27" office:value-type="string">
            <text:p>:m :篠笛,shinobue #*# / session-memo:session-1 / p.1:genre=melody,key=h-4`(E),session=hour-~,other=pitch:chuukan(中甲)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:篠笛,shinobue #*# / session-memo:session-1 / p.1:genre=melody,key=h-4`(E),session=hour-~,other=pitch:chuukan(中甲),musescore=~">
            <text:p>:m :篠笛,shinobue #*# / session-memo:session-1 / p.1:genre=melody,key=h-4`(E),session=hour-~,other=pitch:chuukan(中甲),musescore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01_21-54-59_000.mp4</text:p>
          </table:table-cell>
          <table:table-cell table:style-name="ce27" office:value-type="string">
            <text:p>:VIDEO / @自室 / 記録 / jap.flute-bamboo / 演奏、play / R=1 / genr=memos:dai-kan:how-to-blow,Re+,other=alternative-fingering,file-id=~,memo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VIDEO / @自室 / 記録 / jap.flute-bamboo / 演奏、play / R=1 / genr=memos:dai-kan:how-to-blow,Re+,other=alternative-fingering,file-id=~,memo~">
            <text:p>:VIDEO / @自室 / 記録 / jap.flute-bamboo / 演奏、play / R=1 / genr=memos:dai-kan:how-to-blow,Re+,other=alternative-fingering,file-id=~,memo~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3">2022/11/03</text:date>, <text:time>11:06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03T11:06:46.59</dc:date>
    <dc:creator>iwabuchi ken</dc:creator>
    <meta:editing-duration>P50DT10H9M30S</meta:editing-duration>
    <meta:editing-cycles>16394</meta:editing-cycles>
    <meta:document-statistic meta:table-count="2" meta:cell-count="913" meta:object-count="0"/>
    <meta:user-defined meta:name="qrichtext">1</meta:user-defined>
  </office:meta>
</office:document-meta>
</file>